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19_18-51-59_000.jpg</text:p>
          </table:table-cell>
          <table:table-cell table:style-name="ce26" office:value-type="string">
            <text:p>:m :篠笛,shinobue #*# / session-memo:session-1 / p.1-&lt;1&gt;:genre=melody,key=~,session=hour-18,R=~,tempo=~,file-id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篠笛,shinobue #*# / session-memo:session-1 / p.1-&lt;1&gt;:genre=melody,key=~,session=hour-18,R=~,tempo=~,file-id=~">
            <text:p>:m :篠笛,shinobue #*# / session-memo:session-1 / p.1-&lt;1&gt;:genre=melody,key=~,session=hour-18,R=~,tempo=~,file-id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5-20_01-34-21_000.jpg</text:p>
          </table:table-cell>
          <table:table-cell table:style-name="ce26" office:value-type="string">
            <text:p>:m #*# RES / JVEMV6 64#199.3.2_jinsai_dooji / 『童子問』 著者=伊藤仁斎,校注=~ / p.149 / w=,topic=~,publisher=~,other=list+:孟子他、各論者：「性」についての見解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m #*# RES / JVEMV6 64#285_bunseki_chemi / 『分析化学』 著者=加藤、菅原、共著,校注=~ / p.6 / w=確度；精度,topic=~,publisher=~,other=memo+:正規分布">
            <text:p>:m #*# RES / JVEMV6 64#285_bunseki_chemi / 『分析化学』 著者=加藤、菅原、共著,校注=~ / p.6 / w=確度；精度,topic=~,publisher=~,other=memo+:正規分布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5-19_17-54-33_000.jpg</text:p>
          </table:table-cell>
          <table:table-cell table:style-name="ce26" office:value-type="string">
            <text:p>:m #*# RES / JVEMV6 64#285_bunseki_chemi / 『分析化学』 著者=加藤、菅原、共著,校注=~ / p.4 / w=乾式法；誤差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285_bunseki_chemi / 『分析化学』 著者=加藤、菅原、共著,校注=~ / p.4 / w=乾式法；誤差,topic=~,publisher=~,other=~">
            <text:p>:m #*# RES / JVEMV6 64#285_bunseki_chemi / 『分析化学』 著者=加藤、菅原、共著,校注=~ / p.4 / w=乾式法；誤差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5-20_12-59-00_000.jpg</text:p>
          </table:table-cell>
          <table:table-cell table:style-name="ce26" office:value-type="string">
            <text:p>:m #*# RES / JVEMV6 64#285_bunseki_chemi / 『分析化学』 著者=加藤、菅原、共著,校注=~ / p.6 / w=確度；精度,topic=~,publisher=~,other=memo+:正規分布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285_bunseki_chemi / 『分析化学』 著者=加藤、菅原、共著,校注=~ / p.6 / w=確度；精度,topic=~,publisher=~,other=memo+:正規分布">
            <text:p>:m #*# RES / JVEMV6 64#285_bunseki_chemi / 『分析化学』 著者=加藤、菅原、共著,校注=~ / p.6 / w=確度；精度,topic=~,publisher=~,other=memo+:正規分布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5-20_17-14-41_000.jpg</text:p>
          </table:table-cell>
          <table:table-cell table:style-name="ce26" office:value-type="string">
            <text:p>:m 1*2 RES / JVEMV6 64#285_bunseki_chemi / 『分析化学』 著者=加藤、菅原、共著,校注=~ / p.6;d-2 / w=仮説検定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2 RES / JVEMV6 64#285_bunseki_chemi / 『分析化学』 著者=加藤、菅原、共著,校注=~ / p.6;d-2 / w=仮説検定,topic=~,publisher=~,other=~">
            <text:p>:m 1*2 RES / JVEMV6 64#285_bunseki_chemi / 『分析化学』 著者=加藤、菅原、共著,校注=~ / p.6;d-2 / w=仮説検定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5-20_17-15-40_000.jpg</text:p>
          </table:table-cell>
          <table:table-cell table:style-name="ce26" office:value-type="string">
            <text:p>:m 2*2 RES / JVEMV6 64#285_bunseki_chemi / 『分析化学』 著者=加藤、菅原、共著,校注=~ / p.6;d-2 / w=仮説検定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2 RES / JVEMV6 64#285_bunseki_chemi / 『分析化学』 著者=加藤、菅原、共著,校注=~ / p.6;d-2 / w=仮説検定,topic=~,publisher=~,other=~">
            <text:p>:m 2*2 RES / JVEMV6 64#285_bunseki_chemi / 『分析化学』 著者=加藤、菅原、共著,校注=~ / p.6;d-2 / w=仮説検定,topic=~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 office:value-type="string">
            <text:p>2023-05-19_21-03-5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 office:value-type="string">
            <text:p>2023-05-20_03-06-45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2023-05-20_07-48-3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5-20_13-42-5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0">2023/05/20</text:date>, <text:time>17:5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0T17:56:30.43</dc:date>
    <dc:creator>iwabuchi ken</dc:creator>
    <meta:editing-duration>P56DT15H21M50S</meta:editing-duration>
    <meta:editing-cycles>18541</meta:editing-cycles>
    <meta:document-statistic meta:table-count="2" meta:cell-count="920" meta:object-count="0"/>
    <meta:user-defined meta:name="qrichtext">1</meta:user-defined>
  </office:meta>
</office:document-meta>
</file>